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30000016749141A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 style:family="table">
      <style:table-properties style:width="6.6882in" fo:margin-left="0in" fo:margin-right="0.0049in" fo:margin-top="0.1181in" fo:margin-bottom="0.1576in" table:align="margins" style:may-break-between-rows="true"/>
    </style:style>
    <style:style style:name="Table1.A" style:family="table-column">
      <style:table-column-properties style:column-width="1.9701in" style:rel-column-width="19304*"/>
    </style:style>
    <style:style style:name="Table1.B" style:family="table-column">
      <style:table-column-properties style:column-width="2.0299in" style:rel-column-width="19889*"/>
    </style:style>
    <style:style style:name="Table1.C" style:family="table-column">
      <style:table-column-properties style:column-width="2.6882in" style:rel-column-width="26342*"/>
    </style:style>
    <style:style style:name="Table1.1" style:family="table-row">
      <style:table-row-properties style:keep-together="false" fo:keep-together="always"/>
    </style:style>
    <style:style style:name="Table1.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 style:family="paragraph" style:parent-style-name="OOoTableText">
      <style:paragraph-properties fo:text-align="start" style:justify-single-word="false"/>
    </style:style>
    <style:style style:name="P6" style:family="paragraph" style:parent-style-name="OOoTableText">
      <style:text-properties fo:language="en" fo:country="US"/>
    </style:style>
    <style:style style:name="P7" style:family="paragraph" style:parent-style-name="OOoTextBody" style:master-page-name="">
      <style:paragraph-properties style:page-number="auto" fo:break-before="auto" fo:break-after="auto" fo:keep-with-next="always">
        <style:tab-stops/>
      </style:paragraph-properties>
    </style:style>
    <style:style style:name="P8" style:family="paragraph" style:parent-style-name="OOoTextBody" style:master-page-name="">
      <style:paragraph-properties fo:keep-together="auto" fo:orphans="2" fo:widows="2" style:page-number="auto"/>
    </style:style>
    <style:style style:name="P9" style:family="paragraph" style:parent-style-name="OOoTextBody" style:master-page-name="">
      <style:paragraph-properties fo:keep-together="always" style:page-number="auto"/>
    </style:style>
    <style:style style:name="P10" style:family="paragraph" style:parent-style-name="OOoTextBody" style:master-page-name="">
      <style:paragraph-properties fo:keep-together="always" fo:orphans="0" fo:widows="0" style:page-number="auto"/>
      <style:text-properties fo:language="en" fo:country="US"/>
    </style:style>
    <style:style style:name="P11" style:family="paragraph" style:parent-style-name="OOoTextBody" style:master-page-name="">
      <style:paragraph-properties style:page-number="auto" fo:keep-with-next="always"/>
    </style:style>
    <style:style style:name="P12" style:family="paragraph" style:parent-style-name="OOoTextBody_5f_ListIntro">
      <style:paragraph-properties loext:contextual-spacing="false" fo:margin-top="0in" fo:margin-bottom="0.0236in"/>
      <style:text-properties fo:language="en" fo:country="US"/>
    </style:style>
    <style:style style:name="P13" style:family="paragraph" style:parent-style-name="OOoFigureCaption">
      <style:text-properties fo:language="en" fo:country="US"/>
    </style:style>
    <style:style style:name="P14" style:family="paragraph" style:parent-style-name="OOoFigure">
      <style:text-properties fo:language="en" fo:country="US"/>
    </style:style>
    <style:style style:name="P15" style:family="paragraph" style:parent-style-name="OOoTableHeader">
      <style:text-properties fo:language="en" fo:country="US"/>
    </style:style>
    <style:style style:name="P16" style:family="paragraph" style:parent-style-name="OOoTextBody">
      <style:text-properties fo:language="en" fo:country="US"/>
    </style:style>
    <style:style style:name="P17" style:family="paragraph" style:parent-style-name="OOoNewChapter">
      <style:paragraph-properties fo:break-before="page"/>
    </style:style>
    <style:style style:name="P18" style:family="paragraph" style:parent-style-name="OOoCopyrightPage" style:master-page-name="OOoCopyright">
      <style:paragraph-properties style:page-number="auto"/>
    </style:style>
    <style:style style:name="P19" style:family="paragraph" style:parent-style-name="OOoList_20_1_20_Cont.">
      <style:paragraph-properties fo:margin-top="0in" fo:margin-bottom="0.0236in"/>
      <style:text-properties fo:language="en" fo:country="US"/>
    </style:style>
    <style:style style:name="P20" style:family="paragraph" style:parent-style-name="OOoList_20_1_20_End">
      <style:text-properties fo:language="en" fo:country="US"/>
    </style:style>
    <style:style style:name="P21" style:family="paragraph" style:parent-style-name="OOoList_20_1_20_Start">
      <style:paragraph-properties loext:contextual-spacing="false" fo:margin-top="0in" fo:margin-bottom="0.0236in"/>
      <style:text-properties fo:language="en" fo:country="US"/>
    </style:style>
    <style:style style:name="P22" style:family="paragraph" style:parent-style-name="OOoNewChapter" style:master-page-name="OOoTitlePage">
      <style:paragraph-properties style:page-number="auto"/>
    </style:style>
    <style:style style:name="P23" style:family="paragraph" style:parent-style-name="Contents_20_1">
      <style:paragraph-properties>
        <style:tab-stops>
          <style:tab-stop style:position="6.6929in" style:type="right" style:leader-style="dotted" style:leader-text="."/>
        </style:tab-stops>
      </style:paragraph-properties>
    </style:style>
    <style:style style:name="P24" style:family="paragraph" style:parent-style-name="OOoTextBody" style:master-page-name="OOoPageStyle">
      <style:paragraph-properties style:page-number="auto"/>
    </style:style>
    <style:style style:name="P25"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fo:color="#000000" style:text-outline="false" style:text-line-through-style="none" style:font-name="Liberation San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 style:family="text">
      <style:text-properties fo:color="#000000" style:text-outline="false" style:text-line-through-style="none" style:font-name="Wingding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 style:family="text">
      <style:text-properties fo:color="#000000" style:text-outline="false" style:text-line-through-style="none" fo:language="en" fo:country="US" fo:font-style="normal" fo:text-shadow="none" style:text-underline-style="none" style:font-style-asian="normal" style:font-weight-asian="bold" style:font-size-complex="10.4499998092651pt" style:font-style-complex="normal" style:font-weight-complex="bold" style:text-overline-style="none" style:text-overline-color="font-color"/>
    </style:style>
    <style:style style:name="T4" style:family="text">
      <style:text-properties fo:language="en" fo:country="US"/>
    </style:style>
    <style:style style:name="T5" style:family="text">
      <style:text-properties fo:language="en" fo:country="US" style:font-weight-asian="bold" style:font-weight-complex="bold"/>
    </style:style>
    <style:style style:name="T6" style:family="text">
      <style:text-properties style:font-style-asian="normal" style:font-style-complex="normal"/>
    </style:style>
    <style:style style:name="T7" style:family="text">
      <style:text-properties style:font-name="DejaVu Serif4" fo:language="en" fo:country="US"/>
    </style:style>
    <style:style style:name="T8" style:family="text">
      <style:text-properties style:font-name="Times New Roman"/>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OOoProductName">Apache OpenOffice</text:p>
      <text:p text:style-name="OOoSubtitle">Version 4.1</text:p>
      <text:p text:style-name="OOoGuideName">Getting Started</text:p>
      <text:p text:style-name="OOoAuthor">AOO Documentation Team</text:p>
      <text:p text:style-name="OOoTextBody"/>
      <text:p text:style-name="OOoPageBreak"/>
      <text:p text:style-name="P18">Copyright</text:p>
      <text:p text:style-name="OOoTextBody">This document is Copyright <text:span text:style-name="T8">©</text:span> 2022 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s/>All other trademarks mentioned in this guide belong to their respective owners.</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16 December 2022. Based on Apache OpenOffice 4.1.</text:p>
      <text:p text:style-name="P24"/>
      <text:p text:style-name="OOoToCHead">Contents</text:p>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3"><text:a xlink:type="simple" xlink:href="#__RefHeading__583_795950087" text:style-name="Internet_20_link" text:visited-style-name="Internet_20_link">Preface<text:tab/></text:a><text:a xlink:type="simple" xlink:href="#__RefHeading__583_795950087" text:style-name="Internet_20_link" text:visited-style-name="Internet_20_link"><text:span text:style-name="Internet_20_link">4</text:span></text:a></text:p>
          <text:p text:style-name="P25"><text:a xlink:type="simple" xlink:href="#__RefHeading__585_795950087" text:style-name="Internet_20_link" text:visited-style-name="Internet_20_link">Who Is This Book For?<text:tab/></text:a><text:a xlink:type="simple" xlink:href="#__RefHeading__585_795950087" text:style-name="Internet_20_link" text:visited-style-name="Internet_20_link"><text:span text:style-name="Internet_20_link">4</text:span></text:a></text:p>
          <text:p text:style-name="P25"><text:a xlink:type="simple" xlink:href="#__RefHeading__587_795950087" text:style-name="Internet_20_link" text:visited-style-name="Internet_20_link">What's in This Book?<text:tab/></text:a><text:a xlink:type="simple" xlink:href="#__RefHeading__587_795950087" text:style-name="Internet_20_link" text:visited-style-name="Internet_20_link"><text:span text:style-name="Internet_20_link">4</text:span></text:a></text:p>
          <text:p text:style-name="P25"><text:a xlink:type="simple" xlink:href="#__RefHeading__589_795950087" text:style-name="Internet_20_link" text:visited-style-name="Internet_20_link">Where to Get More Help<text:tab/></text:a><text:a xlink:type="simple" xlink:href="#__RefHeading__589_795950087" text:style-name="Internet_20_link" text:visited-style-name="Internet_20_link"><text:span text:style-name="Internet_20_link">4</text:span></text:a></text:p>
          <text:p text:style-name="P25"><text:a xlink:type="simple" xlink:href="#__RefHeading__591_795950087" text:style-name="Internet_20_link" text:visited-style-name="Internet_20_link">What You See May Be Different<text:tab/></text:a><text:a xlink:type="simple" xlink:href="#__RefHeading__591_795950087" text:style-name="Internet_20_link" text:visited-style-name="Internet_20_link"><text:span text:style-name="Internet_20_link">5</text:span></text:a></text:p>
          <text:p text:style-name="P25"><text:a xlink:type="simple" xlink:href="#__RefHeading__593_795950087" text:style-name="Internet_20_link" text:visited-style-name="Internet_20_link">What Are All These Things Called?<text:tab/></text:a><text:a xlink:type="simple" xlink:href="#__RefHeading__593_795950087" text:style-name="Internet_20_link" text:visited-style-name="Internet_20_link"><text:span text:style-name="Internet_20_link">5</text:span></text:a></text:p>
          <text:p text:style-name="P25"><text:a xlink:type="simple" xlink:href="#__RefHeading__595_795950087" text:style-name="Internet_20_link" text:visited-style-name="Internet_20_link">Using Apache OpenOffice on macOS<text:tab/></text:a><text:a xlink:type="simple" xlink:href="#__RefHeading__595_795950087" text:style-name="Internet_20_link" text:visited-style-name="Internet_20_link"><text:span text:style-name="Internet_20_link">6</text:span></text:a></text:p>
        </text:index-body>
      </text:table-of-content>
      <text:p text:style-name="Standard"/>
      <text:p text:style-name="P17"/>
      <text:h text:style-name="OOoHeading_20_0" text:outline-level="1"><text:bookmark-start text:name="__RefHeading__583_795950087"/>Preface<text:bookmark-end text:name="__RefHeading__583_795950087"/></text:h>
      <text:h text:style-name="OOoHeading_20_1" text:outline-level="2"><text:bookmark-start text:name="__RefHeading__585_795950087"/>Who Is This Book For?<text:bookmark-end text:name="__RefHeading__585_795950087"/></text:h>
      <text:p text:style-name="P16">Anyone who wants to get up to speed quickly with Apache OpenOffice will find this book valuable. You may be new to office software, or you may be familiar with another office suite.</text:p>
      <text:h text:style-name="OOoHeading_20_1" text:outline-level="2"><text:bookmark-start text:name="__RefHeading__587_795950087"/>What's in This Book?<text:bookmark-end text:name="__RefHeading__587_795950087"/></text:h>
      <text:p text:style-name="P12">This book introduces the main components of Apache OpenOffice:</text:p>
      <text:list xml:id="list4816106940590386769" text:style-name="OOoBullets_20_1">
        <text:list-item>
          <text:p text:style-name="P21">Writer (word processing)</text:p>
        </text:list-item>
        <text:list-item>
          <text:p text:style-name="P19">Calc (spreadsheets)</text:p>
        </text:list-item>
        <text:list-item>
          <text:p text:style-name="P19">Impress (presentations)</text:p>
        </text:list-item>
        <text:list-item>
          <text:p text:style-name="P19">Draw (vector graphics)</text:p>
        </text:list-item>
        <text:list-item>
          <text:p text:style-name="P19">Base (database)</text:p>
        </text:list-item>
        <text:list-item>
          <text:p text:style-name="P20">Math (equation editor)</text:p>
        </text:list-item>
      </text:list>
      <text:p text:style-name="P16">It also covers some features common to all components, including setup and customization, styles and templates, and printing.</text:p>
      <text:h text:style-name="OOoHeading_20_1" text:outline-level="2"><text:bookmark-start text:name="__RefHeading__589_795950087"/>Where to Get More Help<text:bookmark-end text:name="__RefHeading__589_795950087"/></text:h>
      <text:p text:style-name="P10">This book, the built-in Help system, and user support systems assume that you are familiar with your computer and basic functions such as starting a program, opening and saving files.</text:p>
      <text:h text:style-name="OOoHeading_20_2" text:outline-level="3">Help System</text:h>
      <text:p text:style-name="P16">Apache OpenOffice comes with an extensive <text:alphabetical-index-mark-start text:id="IMark950690056"/>Help system<text:alphabetical-index-mark-end text:id="IMark950690056"/>. This is your first line of support for using the program.</text:p>
      <text:p text:style-name="OOoTextBody"><text:span text:style-name="T4">To display the full Help system, press </text:span><text:span text:style-name="OOoKeystroke"><text:span text:style-name="T4">F1</text:span></text:span><text:span text:style-name="T4"> or select </text:span><text:span text:style-name="OOoMenuPath"><text:span text:style-name="T4">OpenOffice Help</text:span></text:span><text:span text:style-name="T4"> from the Help menu. In addition, you can choose whether to activate Tips, Extended tips, and the Help Agent (using </text:span><text:span text:style-name="OOoMenuPath"><text:span text:style-name="T4">Tools </text:span></text:span><text:span text:style-name="OOoMenuPath"><text:span text:style-name="T5">&gt;</text:span></text:span><text:span text:style-name="OOoMenuPath"><text:span text:style-name="T4"> Options </text:span></text:span><text:span text:style-name="OOoMenuPath"><text:span text:style-name="T5">&gt;</text:span></text:span><text:span text:style-name="OOoMenuPath"><text:span text:style-name="T4"> OpenOffice </text:span></text:span><text:span text:style-name="OOoMenuPath"><text:span text:style-name="T5">&gt;</text:span></text:span><text:span text:style-name="OOoMenuPath"><text:span text:style-name="T4"> General</text:span></text:span><text:span text:style-name="T4">).</text:span></text:p>
      <text:p text:style-name="P9"><text:soft-page-break/><text:span text:style-name="T4">If Tips are enabled, place the mouse pointer over any of the icons to see a small box (“tooltip”) with a brief explanation of the icon’s function. For a more detailed explanation, select </text:span><text:span text:style-name="OOoMenuPath"><text:span text:style-name="T4">Help </text:span></text:span><text:span text:style-name="OOoMenuPath"><text:span text:style-name="T5">&gt;</text:span></text:span><text:span text:style-name="OOoMenuPath"><text:span text:style-name="T4"> What's This?</text:span></text:span><text:span text:style-name="OOoDefault"><text:span text:style-name="T4"> and hold the pointer over the icon.</text:span></text:span></text:p>
      <text:h text:style-name="OOoHeading_20_2" text:outline-level="3">Free Online Support</text:h>
      <text:p text:style-name="P16">The Apache OpenOffice community not only develops software, but provides free, volunteer-based support. See this web page: <text:a xlink:type="simple" xlink:href="https://www.openoffice.org/support/index.html" text:style-name="Internet_20_link" text:visited-style-name="Visited_20_Internet_20_Link">https://www.openoffice.org/support/index.html</text:a></text:p>
      <text:p text:style-name="OOoTextBody"><text:span text:style-name="T4">Users can get comprehensive online </text:span><text:alphabetical-index-mark-start text:id="IMark950692792"/><text:span text:style-name="T4">support</text:span><text:alphabetical-index-mark-end text:id="IMark950692792"/><text:span text:style-name="T4"> from the community through the mailing list at </text:span><text:a xlink:type="simple" xlink:href="mailto:users@openoffice.apache.org" text:style-name="Internet_20_link" text:visited-style-name="Visited_20_Internet_20_Link">users@openoffice.apache.org</text:a><text:span text:style-name="T4"> and the Apache OpenOffice Community Forum at </text:span><text:a xlink:type="simple" xlink:href="https://forum.openoffice.org/en/forum/" text:style-name="Internet_20_link" text:visited-style-name="Visited_20_Internet_20_Link"><text:span text:style-name="T7">https://forum.openoffice.org/en/forum</text:span></text:a><text:a xlink:type="simple" xlink:href="https://forum.openoffice.org/en/forum/" text:style-name="Internet_20_link" text:visited-style-name="Visited_20_Internet_20_Link"><text:span text:style-name="T4">/</text:span></text:a><text:span text:style-name="T4">. The forum requires a subscription before questions can be posted, though they can be viewed by anyone. The subscription is need</text:span><text:span text:style-name="T4">ed</text:span><text:span text:style-name="T4"> to control spamming and is not used for any other purpose.</text:span></text:p>
      <text:h text:style-name="OOoHeading_20_1" text:outline-level="2"><text:bookmark-start text:name="__RefHeading__591_795950087"/>What You See May Be Different<text:bookmark-end text:name="__RefHeading__591_795950087"/></text:h>
      <text:p text:style-name="P16">Apache OpenOffice runs on Windows, Linux, and macOS operating systems, each of which has several versions and can be customized by users (fonts, colors, themes, window managers).</text:p>
      <text:p text:style-name="P16">The pictures in this book were taken from a variety of computers and operating systems. Some pictures will therefore not look exactly like what you see on your computer.</text:p>
      <text:h text:style-name="OOoHeading_20_1" text:outline-level="2"><text:bookmark-start text:name="__RefHeading__593_795950087"/>What Are All These Things Called?<text:bookmark-end text:name="__RefHeading__593_795950087"/></text:h>
      <text:p text:style-name="P11"><text:span text:style-name="T4">The terms used in Apache OpenOffice for most parts of the </text:span><text:alphabetical-index-mark text:string-value="user interface, parts of"/><text:span text:style-name="OOoEmphasis"><text:span text:style-name="T4">user interface</text:span></text:span><text:span text:style-name="T4"> (the parts of the program you see and use, in contrast to the behind-the-scenes code that actually makes it work) are the same as for most other programs.</text:span></text:p>
      <text:p text:style-name="P8"><text:span text:style-name="T4">A </text:span><text:span text:style-name="OOoEmphasis"><text:span text:style-name="T6">dialog</text:span></text:span><text:span text:style-name="T4"> is a special type of window. Its purpose is to inform you of something, or request input from you, or both. It provides controls for you to use to specify how to carry out an action. The technical names for common controls are shown in </text:span><text:span text:style-name="T4"><text:sequence-ref text:reference-format="category-and-value" text:ref-name="refFigure0">Figure 1</text:sequence-ref></text:span><text:span text:style-name="T4">; not shown is the list box (from which you select an item). In most cases we do not use the technical terms in this book, but it is useful to know them because the Help and other sources of information often use them.</text:span></text:p>
      <text:p text:style-name="OOoTextBody"><text:span text:style-name="T4">In most cases, you can interact only with the dialog (not the document itself) as long as the dialog remains open. When you close the dialog after use (usually, clicking </text:span><text:span text:style-name="OOoMenuPath"><text:span text:style-name="T4">OK</text:span></text:span><text:span text:style-name="T4"> or another button saves your changes and closes the dialog), then you can again work with your document.</text:span></text:p>
      <text:p text:style-name="P16">Some dialog windows can be left open as you work, so you can switch back and forth between the dialog and your document. An example of this type is the Find &amp; Replace dialog.</text:p>
      <text:p text:style-name="P14"><text:soft-page-break/><draw:frame draw:style-name="fr1" draw:name="Figure_AOO41GS01_1" text:anchor-type="as-char" svg:width="5.6165in" draw:z-index="0"><draw:text-box fo:min-height="5.7752in"><text:p text:style-name="P13"><draw:frame draw:style-name="fr2" draw:name="AOO41GS01_001" text:anchor-type="as-char" svg:width="5.6035in" svg:height="4.1528in" draw:z-index="1"><draw:image xlink:href="Pictures/10000000000002030000016749141A3D.png" xlink:type="simple" xlink:show="embed" xlink:actuate="onLoad"/></draw:frame></text:p><text:p text:style-name="P13">Figure <text:sequence text:ref-name="refFigure0" text:name="Figure" text:formula="ooow:Figure+1" style:num-format="1">1</text:sequence>: Dialog showing common controls:<text:line-break/>1 = Tabbed page (not strictly speaking a control)<text:line-break/>2 = Radio buttons (only one can be selected at a time)<text:line-break/>3 = Checkbox (more than one can be selected at a time)<text:line-break/>4 = Spin box (click the up and down arrows to change the number shown in the text box next to it, or type in the text box)<text:line-break/>5 = Thumbnail or preview<text:line-break/>6 = Drop-down list from which to select an item<text:line-break/>7 = Push buttons</text:p></draw:text-box></draw:frame></text:p>
      <text:h text:style-name="OOoHeading_20_1" text:outline-level="2"><text:bookmark-start text:name="__RefHeading__595_795950087"/>Using Apache OpenOffice on macOS<text:bookmark-end text:name="__RefHeading__595_795950087"/></text:h>
      <text:p text:style-name="P7"><text:span text:style-name="OOoDefault"><text:span text:style-name="T4">Some keystrokes and menu items are different on macOS from those used in Windows and Linux. The table below gives some common substitutions for the instructions in this book. For a more detailed list, see the application Help.</text:span></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5">Windows or Linux</text:p>
          </table:table-cell>
          <table:table-cell table:style-name="Table1.A1" office:value-type="string">
            <text:p text:style-name="P15">macOS equivalent</text:p>
          </table:table-cell>
          <table:table-cell table:style-name="Table1.A1" office:value-type="string">
            <text:p text:style-name="P15">Effect</text:p>
          </table:table-cell>
        </table:table-row>
        <table:table-row table:style-name="Table1.1">
          <table:table-cell table:style-name="Table1.A2" office:value-type="string">
            <text:p text:style-name="P5"><text:span text:style-name="OOoMenuPath"><text:span text:style-name="T3">Tools &gt; Options</text:span></text:span><text:span text:style-name="T1"> </text:span><text:span text:style-name="T4">menu selection</text:span></text:p>
          </table:table-cell>
          <table:table-cell table:style-name="Table1.A2" office:value-type="string">
            <text:p text:style-name="P4"><text:span text:style-name="OOoMenuPath"><text:span text:style-name="T4">OpenOffice &gt; Preferences</text:span></text:span></text:p>
          </table:table-cell>
          <table:table-cell table:style-name="Table1.A2" office:value-type="string">
            <text:p text:style-name="P6">Access setup options</text:p>
          </table:table-cell>
        </table:table-row>
        <table:table-row table:style-name="Table1.1">
          <table:table-cell table:style-name="Table1.A2" office:value-type="string">
            <text:p text:style-name="OOoTableText"><text:span text:style-name="OOoKeystroke"><text:span text:style-name="T4">Right-click</text:span></text:span></text:p>
          </table:table-cell>
          <table:table-cell table:style-name="Table1.A2" office:value-type="string">
            <text:p text:style-name="OOoTableText"><text:span text:style-name="OOoKeystroke"><text:span text:style-name="T4">Control+click</text:span></text:span></text:p>
          </table:table-cell>
          <table:table-cell table:style-name="Table1.A2" office:value-type="string">
            <text:p text:style-name="P6">Open a context menu</text:p>
          </table:table-cell>
        </table:table-row>
        <table:table-row table:style-name="Table1.1">
          <table:table-cell table:style-name="Table1.A2" office:value-type="string">
            <text:p text:style-name="P4"><text:span text:style-name="OOoKeystroke"><text:span text:style-name="T4">Ctrl (Control)</text:span></text:span></text:p>
          </table:table-cell>
          <table:table-cell table:style-name="Table1.A2" office:value-type="string">
            <text:p text:style-name="P5"><text:span text:style-name="T2">z</text:span><text:span text:style-name="T1"> </text:span><text:span text:style-name="OOoKeystroke"><text:span text:style-name="T4">(Command)</text:span></text:span></text:p>
          </table:table-cell>
          <table:table-cell table:style-name="Table1.A2" office:value-type="string">
            <text:p text:style-name="P6">Used with other keys</text:p>
          </table:table-cell>
        </table:table-row>
        <table:table-row table:style-name="Table1.1">
          <table:table-cell table:style-name="Table1.A2" office:value-type="string">
            <text:p text:style-name="P4"><text:span text:style-name="OOoKeystroke"><text:span text:style-name="T4">F11</text:span></text:span></text:p>
          </table:table-cell>
          <table:table-cell table:style-name="Table1.A2" office:value-type="string">
            <text:p text:style-name="P5"><text:span text:style-name="T2">z</text:span><text:span text:style-name="T1">+</text:span><text:span text:style-name="OOoKeystroke"><text:span text:style-name="T4">T</text:span></text:span></text:p>
          </table:table-cell>
          <table:table-cell table:style-name="Table1.A2" office:value-type="string">
            <text:p text:style-name="P6">Open the Styles and Formatting window</text:p>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Endnote_20_Symbol" style:display-name="Endnote Symbol"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AOO41GS Preface</text:title><text:tab/><text:chapter text:display="name" text:outline-level="1"/><text:tab/><text:page-number text:select-page="current"/></text:p>
      </style:footer>
    </style:master-page>
    <style:master-page style:name="OOoFrontMatter" style:page-layout-name="Mpm7">
      <style:footer>
        <text:p text:style-name="MP2"><text:title>AOO41GS Preface</text:title> | <text:page-number text:select-page="current"/></text:p>
      </style:footer>
      <style:footer-left>
        <text:p text:style-name="OOoFooter"><text:page-number text:select-page="current"/> | <text:title>AOO41GS Prefa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Preface</text:chapter> | <text:page-number text:select-page="current">5</text:page-number></text:p>
      </style:footer>
      <style:footer-left>
        <text:p text:style-name="OOoFooter"><text:page-number text:select-page="current">6</text:page-number> | <text:chapter text:display="name" text:outline-level="1">Prefa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OO41GS Preface</dc:title>
    <dc:date>2022-12-29T16:31:24.67</dc:date>
    <dc:creator>Keith McKenna</dc:creator>
    <meta:editing-duration>PT8H55M</meta:editing-duration>
    <meta:editing-cycles>44</meta:editing-cycles>
    <meta:generator>OpenOffice/4.1.13$Win32 OpenOffice.org_project/4113m1$Build-9810</meta:generator>
    <dc:description>This is the Preface for the Apache OpenOffice V4.1 Getting Started Guide</dc:description>
    <meta:keyword>Version 4.1</meta:keyword>
    <dc:subject>Apache  OpenOffice User Guide</dc:subject>
    <meta:document-statistic meta:table-count="1" meta:image-count="1" meta:object-count="0" meta:page-count="6" meta:paragraph-count="73" meta:word-count="938" meta:character-count="5547"/>
    <meta:user-defined meta:name="Info 1"/>
    <meta:user-defined meta:name="Info 2"/>
    <meta:user-defined meta:name="Info 3"/>
    <meta:user-defined meta:name="Info 4"/>
    <meta:template xlink:type="simple" xlink:actuate="onRequest" xlink:title="AOOdoc" xlink:href="../../AppData/Roaming/OpenOffice/4/user/template/en-US/AOOdoc.ott" meta:date="2022-12-16T15:45:46.86"/>
  </office:meta>
</office:document-meta>
</file>